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Aptos, 'Aptos EmbeddedFont', 'A" svg:font-family="Aptos, 'Aptos EmbeddedFont', 'A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 svg:panose-1="2 11 0 4 2 2 2 2 2 4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, 'Aptos EmbeddedFont', 'A"/>
    </style:style>
    <style:style style:name="P3" style:parent-style-name="Standard" style:family="paragraph">
      <style:text-properties fo:language="vi" fo:country="VN"/>
    </style:style>
  </office:automatic-styles>
  <office:body>
    <office:text text:use-soft-page-breaks="true">
      <text:p text:style-name="P1">Conduct an EDA for this dataset:</text:p>
      <text:p text:style-name="Standard"/>
      <text:p text:style-name="Standard"><text:span text:style-name="T2">https://archive.ics.uci.edu/dataset/357/occupancy+detection</text:span></text:p>
      <text:p text:style-name="Standard"/>
      <text:p text:style-name="Standard">Draw insight information from the EDA.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Aptos, 'Aptos EmbeddedFont', 'A" svg:font-family="Aptos, 'Aptos EmbeddedFont', 'A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 svg:panose-1="2 11 0 4 2 2 2 2 2 4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i Thu Thuy Tran</dc:creator>
    <meta:creation-date>2025-03-06T09:11:00Z</meta:creation-date>
    <dc:date>2025-03-06T21:56:00Z</dc:date>
    <meta:template xlink:href="Normal.dotm" xlink:type="simple"/>
    <meta:editing-cycles>2</meta:editing-cycles>
    <meta:editing-duration>PT900S</meta:editing-duration>
    <meta:document-statistic meta:page-count="1" meta:paragraph-count="1" meta:word-count="20" meta:character-count="134" meta:row-count="1" meta:non-whitespace-character-count="115"/>
  </office:meta>
</office:document-meta>
</file>